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110182" officeooo:paragraph-rsid="00110182" fo:background-color="transparent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110182" officeooo:paragraph-rsid="001293ee" fo:background-color="transparent" style:font-size-asian="11.3500003814697pt" style:font-weight-asian="normal" style:font-size-complex="13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3pt" fo:language="ca" fo:country="ES" style:text-underline-style="none" fo:font-weight="normal" officeooo:rsid="00110182" officeooo:paragraph-rsid="00146715" fo:background-color="transparent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3pt" fo:language="ca" fo:country="ES" style:text-underline-style="none" fo:font-weight="normal" officeooo:rsid="00110182" officeooo:paragraph-rsid="00110182" fo:background-color="transparent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1d0d28" officeooo:paragraph-rsid="001d0d28" fo:background-color="transparent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3pt" fo:language="ca" fo:country="ES" style:text-underline-style="none" fo:font-weight="normal" officeooo:rsid="001c1ad8" officeooo:paragraph-rsid="001aaaa5" fo:background-color="transparent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3pt" fo:language="ca" fo:country="ES" style:text-underline-style="none" fo:font-weight="normal" officeooo:rsid="00240c91" officeooo:paragraph-rsid="00240c91" fo:background-color="transparent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3pt" fo:language="ca" fo:country="ES" style:text-underline-style="none" fo:font-weight="normal" officeooo:rsid="00245bc9" officeooo:paragraph-rsid="00245bc9" fo:background-color="transparent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3pt" fo:language="ca" fo:country="ES" style:text-underline-style="none" fo:font-weight="normal" officeooo:rsid="00245bc9" officeooo:paragraph-rsid="00263066" fo:background-color="transparent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3pt" fo:language="ca" fo:country="ES" style:text-underline-style="none" fo:font-weight="normal" officeooo:rsid="00263066" officeooo:paragraph-rsid="00263066" fo:background-color="transparent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8">
      <style:paragraph-properties fo:text-align="start" style:justify-single-word="false"/>
      <style:text-properties fo:font-size="13pt" fo:language="ca" fo:country="ES" style:text-underline-style="none" fo:font-weight="normal" officeooo:rsid="0026c6c5" officeooo:paragraph-rsid="0026c6c5" fo:background-color="transparent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9aa787" officeooo:paragraph-rsid="00110182" fo:background-color="transparent" style:font-size-asian="17pt" style:font-weight-asian="bold" style:font-size-complex="17pt" style:font-weight-complex="bold"/>
    </style:style>
    <style:style style:name="P13" style:family="paragraph" style:parent-style-name="Standard" style:list-style-name="L1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10182" officeooo:paragraph-rsid="00146715" fo:background-color="transparent" style:font-size-asian="17pt" style:font-weight-asian="bold" style:font-size-complex="17pt" style:font-weight-complex="bold"/>
    </style:style>
    <style:style style:name="P14" style:family="paragraph" style:parent-style-name="Standard" style:list-style-name="L1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10182" officeooo:paragraph-rsid="001642b9" fo:background-color="transparent" style:font-size-asian="17pt" style:font-weight-asian="bold" style:font-size-complex="17pt" style:font-weight-complex="bold"/>
    </style:style>
    <style:style style:name="P15" style:family="paragraph" style:parent-style-name="Standard" style:list-style-name="L1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a994c" officeooo:paragraph-rsid="001a994c" fo:background-color="transparent" style:font-size-asian="17pt" style:font-weight-asian="bold" style:font-size-complex="17pt" style:font-weight-complex="bold"/>
    </style:style>
    <style:style style:name="P16" style:family="paragraph" style:parent-style-name="Standard" style:list-style-name="L1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aaaa5" officeooo:paragraph-rsid="001aaaa5" fo:background-color="transparent" style:font-size-asian="17pt" style:font-weight-asian="bold" style:font-size-complex="17pt" style:font-weight-complex="bold"/>
    </style:style>
    <style:style style:name="P17" style:family="paragraph" style:parent-style-name="Standard" style:list-style-name="L1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d0d28" officeooo:paragraph-rsid="001d0d28" fo:background-color="transparent" style:font-size-asian="17pt" style:font-weight-asian="bold" style:font-size-complex="17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7pt" fo:language="ca" fo:country="ES" style:text-underline-style="none" fo:font-weight="normal" officeooo:rsid="009aa787" officeooo:paragraph-rsid="00110182" fo:background-color="transparent" style:font-size-asian="17pt" style:font-weight-asian="normal" style:font-size-complex="17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7pt" fo:language="ca" fo:country="ES" style:text-underline-style="none" fo:font-weight="normal" officeooo:rsid="00110182" officeooo:paragraph-rsid="001642b9" fo:background-color="transparent" style:font-size-asian="17pt" style:font-weight-asian="normal" style:font-size-complex="17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officeooo:paragraph-rsid="00212fe8"/>
    </style:style>
    <style:style style:name="P21" style:family="paragraph" style:parent-style-name="Standard" style:list-style-name="L4">
      <style:paragraph-properties fo:text-align="start" style:justify-single-word="false"/>
      <style:text-properties officeooo:paragraph-rsid="0021cf01"/>
    </style:style>
    <style:style style:name="P22" style:family="paragraph" style:parent-style-name="Standard">
      <style:paragraph-properties fo:text-align="center" style:justify-single-word="false"/>
      <style:text-properties fo:font-size="23pt" fo:language="ca" fo:country="ES" style:text-underline-style="solid" style:text-underline-width="auto" style:text-underline-color="font-color" fo:font-weight="bold" officeooo:rsid="00110182" officeooo:paragraph-rsid="00110182" fo:background-color="transparent" style:font-size-asian="23pt" style:font-weight-asian="bold" style:font-size-complex="23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9pt" fo:language="ca" fo:country="ES" style:text-underline-style="none" fo:font-weight="bold" officeooo:rsid="009aa787" officeooo:paragraph-rsid="00110182" fo:background-color="transparent" style:font-size-asian="19pt" style:font-weight-asian="bold" style:font-size-complex="19pt" style:font-weight-complex="bold"/>
    </style:style>
    <style:style style:name="P24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642b9" officeooo:paragraph-rsid="0017d2ee" fo:background-color="transparent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642b9" officeooo:paragraph-rsid="0019bf67" fo:background-color="transparent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a994c" officeooo:paragraph-rsid="001a994c" fo:background-color="transparent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aaaa5" officeooo:paragraph-rsid="0021cf01" fo:background-color="transparent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c1ad8" officeooo:paragraph-rsid="0021cf01" fo:background-color="transparent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d0d28" officeooo:paragraph-rsid="001d0d28" fo:background-color="transparent" style:font-size-asian="11.3500003814697pt" style:font-weight-asian="normal" style:font-size-complex="13pt" style:font-weight-complex="normal"/>
    </style:style>
    <style:style style:name="P30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f6b20" officeooo:paragraph-rsid="001f6b20" fo:background-color="transparent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12fe8" officeooo:paragraph-rsid="00212fe8" fo:background-color="transparent" style:font-size-asian="11.3500003814697pt" style:font-weight-asian="normal" style:font-size-complex="13pt" style:font-weight-complex="normal"/>
    </style:style>
    <style:style style:name="P32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38cd9" officeooo:paragraph-rsid="00238cd9" fo:background-color="transparent" style:font-size-asian="11.3500003814697pt" style:font-weight-asian="normal" style:font-size-complex="13pt" style:font-weight-complex="normal"/>
    </style:style>
    <style:style style:name="P33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solid" style:text-underline-width="auto" style:text-underline-color="font-color" fo:font-weight="bold" officeooo:rsid="00245bc9" officeooo:paragraph-rsid="00263066" fo:background-color="transparent" style:font-size-asian="11.3500003814697pt" style:font-weight-asian="bold" style:font-size-complex="13pt" style:font-weight-complex="bold"/>
    </style:style>
    <style:style style:name="P34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solid" style:text-underline-width="auto" style:text-underline-color="font-color" fo:font-weight="bold" officeooo:rsid="00263066" officeooo:paragraph-rsid="00263066" fo:background-color="transparent" style:font-size-asian="11.3500003814697pt" style:font-weight-asian="bold" style:font-size-complex="13pt" style:font-weight-complex="bold"/>
    </style:style>
    <style:style style:name="P35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63066" officeooo:paragraph-rsid="00263066" fo:background-color="transparent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45bc9" officeooo:paragraph-rsid="00263066" fo:background-color="transparent" style:font-size-asian="11.3500003814697pt" style:font-weight-asian="normal" style:font-size-complex="13pt" style:font-weight-complex="normal"/>
    </style:style>
    <style:style style:name="T1" style:family="text">
      <style:text-properties officeooo:rsid="00110182"/>
    </style:style>
    <style:style style:name="T2" style:family="text">
      <style:text-properties officeooo:rsid="001293ee"/>
    </style:style>
    <style:style style:name="T3" style:family="text">
      <style:text-properties officeooo:rsid="00146715"/>
    </style:style>
    <style:style style:name="T4" style:family="text">
      <style:text-properties officeooo:rsid="001642b9"/>
    </style:style>
    <style:style style:name="T5" style:family="text">
      <style:text-properties fo:font-size="13pt" fo:language="ca" fo:country="ES" style:text-underline-style="none" fo:font-weight="normal" officeooo:rsid="00212fe8" fo:background-color="transparent" loext:char-shading-value="0" style:font-size-asian="11.3500003814697pt" style:font-weight-asian="normal" style:font-size-complex="13pt" style:font-weight-complex="normal"/>
    </style:style>
    <style:style style:name="T6" style:family="text">
      <style:text-properties fo:font-size="13pt" fo:language="ca" fo:country="ES" style:text-underline-style="none" fo:font-weight="normal" officeooo:rsid="0021cf01" fo:background-color="transparent" loext:char-shading-value="0" style:font-size-asian="11.3500003814697pt" style:font-weight-asian="normal" style:font-size-complex="13pt" style:font-weight-complex="normal"/>
    </style:style>
    <style:style style:name="T7" style:family="text">
      <style:text-properties fo:font-size="13pt" fo:language="ca" fo:country="ES" style:text-underline-style="none" fo:font-weight="normal" officeooo:rsid="0023f3f7" fo:background-color="transparent" loext:char-shading-value="0" style:font-size-asian="11.3500003814697pt" style:font-weight-asian="normal" style:font-size-complex="13pt" style:font-weight-complex="normal"/>
    </style:style>
    <style:style style:name="T8" style:family="text">
      <style:text-properties fo:font-size="13pt" fo:language="ca" fo:country="ES" style:text-underline-style="none" fo:font-weight="normal" officeooo:rsid="00263066" fo:background-color="transparent" loext:char-shading-value="0" style:font-size-asian="11.3500003814697pt" style:font-weight-asian="normal" style:font-size-complex="13pt" style:font-weight-complex="normal"/>
    </style:style>
    <style:style style:name="T9" style:family="text">
      <style:text-properties officeooo:rsid="0017d2ee"/>
    </style:style>
    <style:style style:name="T10" style:family="text">
      <style:text-properties officeooo:rsid="001f6b20"/>
    </style:style>
    <style:style style:name="T11" style:family="text">
      <style:text-properties officeooo:rsid="00211cab"/>
    </style:style>
    <style:style style:name="T12" style:family="text">
      <style:text-properties officeooo:rsid="00238cd9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d0d28"/>
    </style:style>
    <style:style style:name="T15" style:family="text">
      <style:text-properties officeooo:rsid="0023f3f7"/>
    </style:style>
    <style:style style:name="T16" style:family="text">
      <style:text-properties officeooo:rsid="0026c6c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68cm" fo:text-indent="-0.635cm" fo:margin-left="2.8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3cm" fo:text-indent="-0.635cm" fo:margin-left="3.5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38cm" fo:text-indent="-0.635cm" fo:margin-left="4.1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3cm" fo:text-indent="-0.635cm" fo:margin-left="4.7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08cm" fo:text-indent="-0.635cm" fo:margin-left="5.4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3cm" fo:text-indent="-0.635cm" fo:margin-left="6.0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78cm" fo:text-indent="-0.635cm" fo:margin-left="6.6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3cm" fo:text-indent="-0.635cm" fo:margin-left="7.3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48cm" fo:text-indent="-0.635cm" fo:margin-left="7.9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3cm" fo:text-indent="-0.635cm" fo:margin-left="8.58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68cm" fo:text-indent="-0.635cm" fo:margin-left="2.86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3cm" fo:text-indent="-0.635cm" fo:margin-left="3.5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8cm" fo:text-indent="-0.635cm" fo:margin-left="4.1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3cm" fo:text-indent="-0.635cm" fo:margin-left="4.7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8cm" fo:text-indent="-0.635cm" fo:margin-left="5.4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43cm" fo:text-indent="-0.635cm" fo:margin-left="6.0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8cm" fo:text-indent="-0.635cm" fo:margin-left="6.6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13cm" fo:text-indent="-0.635cm" fo:margin-left="7.3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8cm" fo:text-indent="-0.635cm" fo:margin-left="7.9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83cm" fo:text-indent="-0.635cm" fo:margin-left="8.583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22">Index</text:p>
      <text:p text:style-name="P18"/>
      <text:p text:style-name="P18"/>
      <text:p text:style-name="P23">1<text:span text:style-name="T1"> </text:span>Estudi de viabilitat.</text:p>
      <text:p text:style-name="P18"><text:tab/><text:a xlink:type="simple" xlink:href="#1.1.Abast|region" text:style-name="Internet_20_link" text:visited-style-name="Visited_20_Internet_20_Link">1.1. Establiment de l’abast del sistema.</text:a></text:p>
      <text:p text:style-name="P18"><text:tab/><text:a xlink:type="simple" xlink:href="#1.2.Situacio_Actual|region" text:style-name="Internet_20_link" text:visited-style-name="Visited_20_Internet_20_Link">1.2. Estudi de la situació actual.</text:a></text:p>
      <text:p text:style-name="P18"><text:tab/><text:a xlink:type="simple" xlink:href="#1.3.Requisits|region" text:style-name="Internet_20_link" text:visited-style-name="Visited_20_Internet_20_Link">1.3. Definició dels requisits del sistema.</text:a></text:p>
      <text:p text:style-name="P18"><text:tab/><text:a xlink:type="simple" xlink:href="#1.4.Alternatives|region" text:style-name="Internet_20_link" text:visited-style-name="Visited_20_Internet_20_Link">1.4. Estudi de les alternatives de solució.</text:a></text:p>
      <text:p text:style-name="P18"><text:tab/><text:span text:style-name="T13">1.</text:span><text:span text:style-name="T14">5</text:span><text:span text:style-name="T13">. </text:span><text:a xlink:type="simple" xlink:href="#1.5.Seleccio_solucio|region" text:style-name="Internet_20_link" text:visited-style-name="Visited_20_Internet_20_Link">Selecció de la solució.</text:a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section text:style-name="Sect1" text:name="1.1.Abast">
        <text:list xml:id="list2499997389" text:style-name="L1">
          <text:list-item>
            <text:list>
              <text:list-item>
                <text:p text:style-name="P13">Establiment de l’abast del sistema</text:p>
                <text:p text:style-name="P13"/>
              </text:list-item>
            </text:list>
            <text:p text:style-name="P3">Aquest sistema vol ser un punt de partida per la meva part en l’aplicació de sensors, microcontroladors i microordinadors en un sistema domòtic.</text:p>
            <text:p text:style-name="P3">Està pensat per a ser aplicat en qualsevol recinte del qual es vulgui millorar el <text:s/>control d'accés i el control dels consums d’aigua i electricitat, no per obtindre un sistema de gran fiabilitat, però amb l’anim de familiaritzar-me amb l'ús de llibreries i eines que més endavant pugui utilitzar en altres <text:span text:style-name="T3">àmbits. Penso</text:span> <text:span text:style-name="T2">instal·lar-lo</text:span> a<text:span text:style-name="T2">l meu habitatge per testejar la seva eficiència i possibilitats de millora.</text:span></text:p>
          </text:list-item>
        </text:list>
      </text:section>
      <text:p text:style-name="P4"/>
      <text:p text:style-name="P4"/>
      <text:section text:style-name="Sect1" text:name="1.2.Situacio_Actual">
        <text:list xml:id="list95305630511445" text:continue-numbering="true" text:style-name="L1">
          <text:list-item>
            <text:list>
              <text:list-item>
                <text:p text:style-name="P14">E<text:span text:style-name="T4">studi de la situació actual</text:span></text:p>
              </text:list-item>
            </text:list>
          </text:list-item>
        </text:list>
        <text:p text:style-name="P19"/>
        <text:p text:style-name="P24">De vegades quan surto de cassa he pensat <text:s/>que estaria bé tindre un sistema què m’enviés <text:span text:style-name="T9">un missatge al mòbil en cas d’haver-hi un problema, com un robatori, un incendi o inundació.</text:span></text:p>
        <text:p text:style-name="P24"/>
        <text:p text:style-name="P25"><text:span text:style-name="T9">Per altre costat, també vaig pensar en què veig els consums d’electricitat i aigua quan arriba el rebut però no sóc conscient del consum en el dia a dia, atès què hauria d’anar mirant el comptador de casa meva i anar-hi calculant l’increment. Per això he pensat què estaria bé disposar d’una aplicació què em facilités aquests monitoratges.</text:span></text:p>
        <text:p text:style-name="P27"/>
        <text:p text:style-name="P27">En el mercat es poden trobar moltes càmeres de vigilància <text:span text:style-name="T12">i sistemes</text:span> què poden ser visualitza<text:span text:style-name="T12">ts</text:span> pel mòbil, però jo volia implementar el meu sistema amb components barats, de fàcil adquisició , reutilitzables i què pugin oferir usos en paral·lel al control d'accés. <text:s text:c="2"/></text:p>
        <text:p text:style-name="P28"/>
        <text:p text:style-name="P28">En quan al monitoratge de consums, també hi ha al mercat molts dispositius domòtics amb la possibilitat de ser consultats via mòbil o navegador, però aquests sistemes son caixes negres què necessiten d’un instal·lador especialitzat, a més la seva configuració acostuma a ser incomoda pels usuaris en general per no parlar del seu preu i manteniment.</text:p>
      </text:section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section text:style-name="Sect1" text:name="1.3.Requisits">
        <text:list xml:id="list95304943916709" text:continue-numbering="true" text:style-name="L1">
          <text:list-item>
            <text:list>
              <text:list-item>
                <text:p text:style-name="P15"><text:soft-page-break/>Definició dels requisits del sistema</text:p>
              </text:list-item>
            </text:list>
          </text:list-item>
        </text:list>
        <text:p text:style-name="P26"/>
        <text:p text:style-name="P26">Pel control d'accés vull què el sistema quedi armat quan tanco el pany de la porta amb clau i què sigui necessari enviar un codi des del mòbil per a desarmar el sistema.</text:p>
        <text:p text:style-name="P26">En cas de què s’obri el <text:s/>pany de la porta sense haver-hi enviat el codi de desactivació, vull que el sistema m’envii un missatge <text:span text:style-name="T12">d'algun tipus </text:span>al mòbil i activi una càmera que pugui veure <text:span text:style-name="T12">igualment </text:span>pel mòbil.</text:p>
        <text:p text:style-name="P26"/>
        <text:p text:style-name="P26"/>
        <text:p text:style-name="P26">En el cas dels consums d’electricitat i aigua, l’objectiu es poder monitorar-los en lapses de temps seleccionables i què es proporcionin estadístiques d’aquests consums <text:span text:style-name="T10">en aquells</text:span> lapses. </text:p>
        <text:p text:style-name="P26"/>
        <text:p text:style-name="P32">El cost total del sistema no ha de superar els 100 € i el temps d’implantació no superar els tres dies. A més vull que el sistema no depengui de tipus concrets de sensors ni de plataforma en el cas del software.</text:p>
        <text:p text:style-name="P32"/>
        <text:p text:style-name="P32">També vull que sigui de codi obert i que les seves parts puguin ser utilitzades per separat en altres tipus d’usos sense o amb petites modificacions així com què les funcionalitats del sistema siguin fàcilment extensibles. <text:s/></text:p>
      </text:section>
      <text:p text:style-name="P2"/>
      <text:p text:style-name="P2"/>
      <text:p text:style-name="P2"/>
      <text:section text:style-name="Sect1" text:name="1.4.Alternatives">
        <text:list xml:id="list95305919083737" text:continue-numbering="true" text:style-name="L1">
          <text:list-item>
            <text:list>
              <text:list-item>
                <text:p text:style-name="P16">Estudi de les alternatives de solució</text:p>
              </text:list-item>
            </text:list>
          </text:list-item>
        </text:list>
        <text:p text:style-name="P6"/>
        <text:p text:style-name="P31">Com a possibles solucions he contemplat les següents <text:span text:style-name="T16">tres </text:span>possibilitats:</text:p>
        <text:p text:style-name="P31"/>
        <text:list xml:id="list1272513875" text:style-name="L4">
          <text:list-item>
            <text:p text:style-name="P20"><text:span text:style-name="T5">Connectar sensors a un ordinador de tipus torre per mig de cablejat i </text:span><text:span text:style-name="T6">monitorar la informació </text:span><text:span text:style-name="T8">emmagatzemada en fitxers </text:span><text:span text:style-name="T6">remot</text:span><text:span text:style-name="T7">ament</text:span><text:span text:style-name="T6">.</text:span></text:p>
            <text:p text:style-name="P20"><text:span text:style-name="T6"/></text:p>
          </text:list-item>
          <text:list-item>
            <text:p text:style-name="P20"><text:span text:style-name="T5">Utilitzar microordinadors dedicats per a cada sensor </text:span><text:span text:style-name="T8">connectat a ell </text:span><text:span text:style-name="T7">per cablejat </text:span><text:span text:style-name="T5">i enviar la informació a </text:span><text:span text:style-name="T6">una base de dades central a un ordinador convencional </text:span><text:span text:style-name="T7">per algun mitjà sense fils</text:span><text:span text:style-name="T6">.</text:span></text:p>
            <text:p text:style-name="P20"><text:span text:style-name="T6"/></text:p>
          </text:list-item>
          <text:list-item>
            <text:p text:style-name="P21"><text:span text:style-name="T6">Utilitzar plaques controladores connectades per cablejat als sensors i enviar la informació per algun mitjà sense fils a un microordinador central al que pugui accedir remotament. </text:span></text:p>
          </text:list-item>
        </text:list>
      </text:section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section text:style-name="Sect1" text:name="1.5.Seleccio_solucio">
        <text:list xml:id="list95305353424146" text:continue-list="list95305919083737" text:style-name="L1">
          <text:list-item>
            <text:list>
              <text:list-item>
                <text:p text:style-name="P17">Selecció de la solució</text:p>
              </text:list-item>
            </text:list>
          </text:list-item>
        </text:list>
        <text:p text:style-name="P5"><text:tab/><text:tab/></text:p>
        <text:p text:style-name="P29"><text:span text:style-name="T15">Per seleccionar la millor possibilitat entre les anteriors he pensat en els pros i contres de cadascuna d’elles.</text:span></text:p>
        <text:p text:style-name="P33">Solució 1:</text:p>
        <text:p text:style-name="P36"><text:span text:style-name="T15">Avantatges:</text:span></text:p>
        <text:list xml:id="list4120004713" text:style-name="L3">
          <text:list-item>
            <text:list>
              <text:list-item>
                <text:p text:style-name="P7">El cablejat es fiable i no requereix de cap altre mitjà que consumeixi energia ni altre tipus de recurs.</text:p>
              </text:list-item>
              <text:list-item>
                <text:p text:style-name="P8">La implementació es fàcil, no es requereix de cap interfície ni protocol addicional.</text:p>
              </text:list-item>
              <text:list-item>
                <text:p text:style-name="P8">Requereix menys components.</text:p>
              </text:list-item>
              <text:list-item>
                <text:p text:style-name="P9">La transmissió és generalment més ràpida que en els mitjans sense fils.</text:p>
              </text:list-item>
            </text:list>
          </text:list-item>
        </text:list>
        <text:p text:style-name="P36">Inconvenients:</text:p>
        <text:list xml:id="list95305941913611" text:continue-numbering="true" text:style-name="L3">
          <text:list-item>
            <text:list>
              <text:list-item>
                <text:p text:style-name="P8">La instal·lació es lenta i de difícil modificació.</text:p>
              </text:list-item>
              <text:list-item>
                <text:p text:style-name="P8">Antiestètic i incomode.</text:p>
              </text:list-item>
              <text:list-item>
                <text:p text:style-name="P10">L’ordinador de tipus torre no pot ubicar-se en llocs petits, consumeix molta energia i té un sistema de connexions per cable de difícil accés.</text:p>
              </text:list-item>
              <text:list-item>
                <text:p text:style-name="P10">La gestió dels fitxers i el filtratge de les dades es farà mes i mes complex amb el temps.</text:p>
              </text:list-item>
            </text:list>
          </text:list-item>
        </text:list>
        <text:p text:style-name="P34">Solució 2:</text:p>
        <text:p text:style-name="P35">Avantatges:</text:p>
        <text:list xml:id="list2343756041" text:style-name="L8">
          <text:list-item>
            <text:list>
              <text:list-item>
                <text:p text:style-name="P11">Al disposar de sistema operatiu, els microordinadors es poden configurar en una xarxa virtual.</text:p>
              </text:list-item>
              <text:list-item>
                <text:p text:style-name="P11"><text:s/></text:p>
              </text:list-item>
            </text:list>
          </text:list-item>
        </text:list>
        <text:p text:style-name="P30">Com a solució què pugui satisfer els requisits establerts anteriorment he pensat en utilitzar plaques controladores, tan barates com sigui possible, que transmetin la informació generada per sensors a un microordinador que allotgi el programa principal.</text:p>
        <text:p text:style-name="P30">El programa principal ha de ser modular, de manera què sigui fàcil reutilitzar les seves parts en futures aplicacions <text:span text:style-name="T11">i permeti</text:span> modificar alguna d’elles sense afectar a la resta.</text:p>
      </text:section>
      <text:p text:style-name="P2"/>
      <text:p text:style-name="P2"><text:span text:style-name="T2"><text:s/>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7T17:29:36.484795896</meta:creation-date>
    <dc:date>2021-05-18T09:53:03.998802251</dc:date>
    <meta:editing-duration>PT2H35M2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4" meta:paragraph-count="47" meta:word-count="824" meta:character-count="4966" meta:non-whitespace-character-count="4180"/>
  </office:meta>
</office:document-meta>
</file>